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3.75cm" fo:min-width="7.5cm"/>
      <style:paragraph-properties style:writing-mode="lr-tb"/>
    </style:style>
    <style:style style:name="gr2" style:family="graphic" style:parent-style-name="standard">
      <style:graphic-properties draw:stroke="none" svg:stroke-width="0cm" draw:marker-start="" draw:marker-start-width="0.2cm" draw:marker-end="" draw:marker-end-width="0.2cm" draw:fill="none" draw:fill-color="#ffffff" draw:textarea-horizontal-align="justify" draw:textarea-vertical-align="middle" draw:auto-grow-height="false" fo:min-height="3.75cm" fo:min-width="5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75cm" fo:min-width="2.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8cm" svg:height="4cm" svg:x="12cm" svg:y="2cm">
            <text:p text:style-name="P1"><text:span text:style-name="T1">ES6 </text:span><text:span text:style-name="T1">Clas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5cm" svg:height="4cm" svg:x="3.5cm" svg:y="2cm">
            <text:p text:style-name="P1">Properties</text:p>
            <text:p text:style-name="P1">(props)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2cm" svg:height="4cm" svg:x="23cm" svg:y="2cm">
            <text:p text:style-name="P1">HTML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8cm" svg:y1="4cm" svg:x2="12.1cm" svg:y2="4cm">
            <text:p/>
          </draw:line>
          <draw:line draw:style-name="gr4" draw:text-style-name="P4" draw:layer="layout" svg:x1="20cm" svg:y1="4cm" svg:x2="23.5cm" svg:y2="4cm">
            <text:p/>
          </draw:line>
        </draw:g>
        <draw:custom-shape draw:style-name="gr5" draw:text-style-name="P5" draw:layer="layout" svg:width="4cm" svg:height="0.8cm" svg:x="14cm" svg:y="4.8cm">
          <text:p text:style-name="P1"><text:span text:style-name="T2">St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2:56:00.880246610</meta:creation-date>
    <dc:date>2020-03-28T14:56:08.063195872</dc:date>
    <meta:editing-duration>PT1H29M36S</meta:editing-duration>
    <meta:editing-cycles>3</meta:editing-cycles>
    <meta:generator>LibreOffice/6.3.5.2$Linux_X86_64 LibreOffice_project/30$Build-2</meta:generator>
    <meta:document-statistic meta:object-count="7"/>
  </office:meta>
</office:document-meta>
</file>